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16" calcext:value-type="float">
            <text:p>26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86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23:34:44.5100320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4-17T23:37:52.569624251</dc:date>
    <dc:creator>Jesus Castagnetto</dc:creator>
    <meta:editing-duration>P5DT13H4M10S</meta:editing-duration>
    <meta:editing-cycles>491</meta:editing-cycles>
    <meta:generator>LibreOffice/6.4.7.2$Linux_X86_64 LibreOffice_project/40$Build-2</meta:generator>
    <meta:document-statistic meta:table-count="1" meta:cell-count="5056" meta:object-count="0"/>
  </office:meta>
</office:document-meta>
</file>